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209in"/>
    </style:style>
    <style:style style:name="co2" style:family="table-column">
      <style:table-column-properties fo:break-before="auto" style:column-width="3.05in"/>
    </style:style>
    <style:style style:name="co3" style:family="table-column">
      <style:table-column-properties fo:break-before="auto" style:column-width="2.929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imes New Roma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" style:family="text">
      <style:text-properties fo:color="#0000ff" style:text-outline="false" style:text-line-through-style="none" style:font-name="Times New Roman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253" table:default-cell-style-name="ce9"/>
        <table:table-column table:style-name="co5" table:number-columns-repeated="768" table:default-cell-style-name="Default"/>
        <table:table-row table:style-name="ro1">
          <table:table-cell table:style-name="ce1" office:value-type="string">
            <text:p>FRIDAY STAGE #1 (Pulaski Street stage)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5-5:40pm</text:p>
          </table:table-cell>
          <table:table-cell table:style-name="ce6" office:value-type="string">
            <text:p>Allison Weiss &amp; The Way She Likes It</text:p>
          </table:table-cell>
          <table:table-cell table:style-name="ce10" office:value-type="string">
            <text:p><text:span text:style-name="T1"><text:a xlink:href="http://www.allisonw.com/">www.allisonw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5:40-6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6-6:40pm</text:p>
          </table:table-cell>
          <table:table-cell table:style-name="ce6" office:value-type="string">
            <text:p>The Gold Party</text:p>
          </table:table-cell>
          <table:table-cell table:style-name="ce10" office:value-type="string">
            <text:p><text:span text:style-name="T1"><text:a xlink:href="http://www.wearethegoldparty.com/">www.wearethegoldparty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6:40-7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7-7:40pm</text:p>
          </table:table-cell>
          <table:table-cell table:style-name="ce6" office:value-type="string">
            <text:p>Reptar</text:p>
          </table:table-cell>
          <table:table-cell table:style-name="ce10" office:value-type="string">
            <text:p><text:span text:style-name="T1"><text:a xlink:href="http://www.myspace.com/reptarathens">www.myspace.com/reptarathens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7:40-8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8-8:40pm</text:p>
          </table:table-cell>
          <table:table-cell table:style-name="ce6" office:value-type="string">
            <text:p>Spring Tigers</text:p>
          </table:table-cell>
          <table:table-cell table:style-name="ce10" office:value-type="string">
            <text:p><text:span text:style-name="T1"><text:a xlink:href="http://www.springtigers.co.uk/">www.springtigers.co.uk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8:40-9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9:00-10pm (HEADLINER)</text:p>
          </table:table-cell>
          <table:table-cell table:style-name="ce6" office:value-type="string">
            <text:p>Modern Skirts</text:p>
          </table:table-cell>
          <table:table-cell table:style-name="ce10" office:value-type="string">
            <text:p><text:span text:style-name="T1"><text:a xlink:href="http://www.modernskirts.com/">www.modernskirts.com</text:a></text:span>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FRIDAY STAGE #2 (Lumpkin St. stage)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5:20-6pm</text:p>
          </table:table-cell>
          <table:table-cell table:style-name="ce6" office:value-type="string">
            <text:p>Boo Ray &amp; The Bad Beat Kings</text:p>
          </table:table-cell>
          <table:table-cell table:style-name="ce10" office:value-type="string">
            <text:p><text:span text:style-name="T1"><text:a xlink:href="http://www.booraylive.com/">www.booraylive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6-6:30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6:20-7pm</text:p>
          </table:table-cell>
          <table:table-cell table:style-name="ce6" office:value-type="string">
            <text:p>Ken Will Morton Band</text:p>
          </table:table-cell>
          <table:table-cell table:style-name="ce10" office:value-type="string">
            <text:p><text:span text:style-name="T1"><text:a xlink:href="http://www.kenwillmorton.com/">www.kenwillmorton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7-7:20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7:20-8pm</text:p>
          </table:table-cell>
          <table:table-cell table:style-name="ce6" office:value-type="string">
            <text:p>Stewart &amp; Winfield Band</text:p>
          </table:table-cell>
          <table:table-cell table:style-name="ce10" office:value-type="string">
            <text:p><text:span text:style-name="T1"><text:a xlink:href="http://www.stewartandwinfield.com/">www.stewartandwinfield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8-8:20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8:20-9pm</text:p>
          </table:table-cell>
          <table:table-cell table:style-name="ce6" office:value-type="string">
            <text:p>David Dondero</text:p>
          </table:table-cell>
          <table:table-cell table:style-name="ce4" office:value-type="string">
            <text:p>http://www.myspace.com/davedonder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9-9:20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9:20-10pm (HEADLINER)</text:p>
          </table:table-cell>
          <table:table-cell table:style-name="ce6" office:value-type="string">
            <text:p>Packway Handle Band</text:p>
          </table:table-cell>
          <table:table-cell table:style-name="ce10" office:value-type="string">
            <text:p><text:span text:style-name="T1"><text:a xlink:href="http://www.packwayhandle.com/">http://www.packwayhandle.com</text:a></text:span>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ATURDAY STAGE #1 (Pulaski St. Stage)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12-12:40pm</text:p>
          </table:table-cell>
          <table:table-cell table:style-name="ce6" office:value-type="string">
            <text:p>Swamp Funk Quartet</text:p>
          </table:table-cell>
          <table:table-cell table:style-name="ce10" office:value-type="string">
            <text:p><text:span text:style-name="T1"><text:a xlink:href="http://www.myspace.com/bluesman5365">www.myspace.com/bluesman5365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40-1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-1:40pm</text:p>
          </table:table-cell>
          <table:table-cell table:style-name="ce6" office:value-type="string">
            <text:p>Half Dozen Brass Band</text:p>
          </table:table-cell>
          <table:table-cell table:style-name="ce10" office:value-type="string">
            <text:p><text:span text:style-name="T1"><text:a xlink:href="http://www.halfdozenbrassband.com/">www.halfdozenbrassband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:40-2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2-2:40pm</text:p>
          </table:table-cell>
          <table:table-cell table:style-name="ce6" office:value-type="string">
            <text:p>The Georgia Healers</text:p>
          </table:table-cell>
          <table:table-cell table:style-name="ce10" office:value-type="string">
            <text:p><text:span text:style-name="T1"><text:a xlink:href="http://www.thegeorgiahealers.com/">www.thegeorgiahealers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2:40-3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3-3:40pm</text:p>
          </table:table-cell>
          <table:table-cell table:style-name="ce6" office:value-type="string">
            <text:p>Casper &amp; The Cookies</text:p>
          </table:table-cell>
          <table:table-cell table:style-name="ce4" office:value-type="string">
            <text:p>http://www.casperfandango.com/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3:40-4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4-4:40pm</text:p>
          </table:table-cell>
          <table:table-cell table:style-name="ce6" office:value-type="string">
            <text:p>Supercluster</text:p>
          </table:table-cell>
          <table:table-cell table:style-name="ce10" office:value-type="string">
            <text:p><text:span text:style-name="T1"><text:a xlink:href="http://www.superclusterband.com/">www.superclusterband.com  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4:40-5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5-5:40pm</text:p>
          </table:table-cell>
          <table:table-cell table:style-name="ce6" office:value-type="string">
            <text:p>Futurebirds</text:p>
          </table:table-cell>
          <table:table-cell table:style-name="ce10" office:value-type="string">
            <text:p><text:span text:style-name="T1"><text:a xlink:href="http://www.myspace.com/thefuturebirds">www.myspace.com/thefuturebirds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5:40-6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6-6:40pm</text:p>
          </table:table-cell>
          <table:table-cell table:style-name="ce6" office:value-type="string">
            <text:p>Incredible Sandwich</text:p>
          </table:table-cell>
          <table:table-cell table:style-name="ce4" office:value-type="string">
            <text:p>http://theincrediblesandwich.com/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6:40-7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7-7:40pm</text:p>
          </table:table-cell>
          <table:table-cell table:style-name="ce6" office:value-type="string">
            <text:p>The Heap</text:p>
          </table:table-cell>
          <table:table-cell table:style-name="ce10" office:value-type="string">
            <text:p><text:span text:style-name="T1"><text:a xlink:href="http://www.heapdeluxe.com/">www.heapdeluxe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7:40-8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8-8:40pm</text:p>
          </table:table-cell>
          <table:table-cell table:style-name="ce6" office:value-type="string">
            <text:p>Abandon The Earth Mission</text:p>
          </table:table-cell>
          <table:table-cell table:style-name="ce4" office:value-type="string">
            <text:p>www.myspace.com/abandontheearthmissio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8:40-9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9:00-10pm (HEADLINER)</text:p>
          </table:table-cell>
          <table:table-cell table:style-name="ce6" office:value-type="string">
            <text:p>Perpetual Groove</text:p>
          </table:table-cell>
          <table:table-cell table:style-name="ce4" office:value-type="string">
            <text:p>http://www.pgroove.com/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ATURDAY STAGE #2 (Lumpkin stage)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2:20-1pm</text:p>
          </table:table-cell>
          <table:table-cell table:style-name="ce6" office:value-type="string">
            <text:p>Kyshona Armstrong</text:p>
          </table:table-cell>
          <table:table-cell table:style-name="ce10" office:value-type="string">
            <text:p><text:span text:style-name="T1"><text:a xlink:href="http://www.myspace.com/kyshona">www.myspace.com/kyshona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-1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:20-2pm</text:p>
          </table:table-cell>
          <table:table-cell table:style-name="ce6" office:value-type="string">
            <text:p>Josh Perkins' Experiment in Southern Hospitality</text:p>
          </table:table-cell>
          <table:table-cell table:style-name="ce10" office:value-type="string">
            <text:p><text:span text:style-name="T1"><text:a xlink:href="http://www.myspace.com/joshperkinsmusic">www.myspace.com/joshperkinsmusic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2-2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2:20-3pm</text:p>
          </table:table-cell>
          <table:table-cell table:style-name="ce6" office:value-type="string">
            <text:p>The Vinyl Strangers</text:p>
          </table:table-cell>
          <table:table-cell table:style-name="ce10" office:value-type="string">
            <text:p><text:span text:style-name="T1"><text:a xlink:href="http://www.thevinylstrangers.com/">www.thevinylstrangers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3-3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3:20-4pm</text:p>
          </table:table-cell>
          <table:table-cell table:style-name="ce6" office:value-type="string">
            <text:p>The Orkids</text:p>
          </table:table-cell>
          <table:table-cell table:style-name="ce10" office:value-type="string">
            <text:p><text:span text:style-name="T1"><text:a xlink:href="http://www.theorkids.com/">www.theorkids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4-4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4:20-5pm</text:p>
          </table:table-cell>
          <table:table-cell table:style-name="ce6" office:value-type="string">
            <text:p>Timi Conley / Kite To The Moon</text:p>
          </table:table-cell>
          <table:table-cell table:style-name="ce10" office:value-type="string">
            <text:p><text:span text:style-name="T1"><text:a xlink:href="http://www.kitetothemoon.com/">www.kitetothemoon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5-5:20pm -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5:20-6pm</text:p>
          </table:table-cell>
          <table:table-cell table:style-name="ce6" office:value-type="string">
            <text:p>Dictatortots</text:p>
          </table:table-cell>
          <table:table-cell table:style-name="ce10" office:value-type="string">
            <text:p><text:span text:style-name="T1"><text:a xlink:href="http://www.myspace.com/dictatortots">www.myspace.com/dictatortots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6-6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6:20-7pm</text:p>
          </table:table-cell>
          <table:table-cell table:style-name="ce6" office:value-type="string">
            <text:p>Five Eight</text:p>
          </table:table-cell>
          <table:table-cell table:style-name="ce10" office:value-type="string">
            <text:p><text:span text:style-name="T1"><text:a xlink:href="http://www.fiveeight.com/">www.fiveeight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7-7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7:20-8pm</text:p>
          </table:table-cell>
          <table:table-cell table:style-name="ce8" office:value-type="string">
            <text:p>Hip Hop showcase featuring:</text:p>
            <text:p>Elite The Showstoppa</text:p>
          </table:table-cell>
          <table:table-cell table:style-name="ce4" office:value-type="string">
            <text:p>http://www.myspace.com/elitethashowstoppag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7:20-8pm</text:p>
          </table:table-cell>
          <table:table-cell table:style-name="ce8" office:value-type="string">
            <text:p>Dirt Reynolds</text:p>
          </table:table-cell>
          <table:table-cell table:style-name="ce4" office:value-type="string">
            <text:p>http://www.myspace.com/dirtreynoldsakaduddyke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7:20-8pm</text:p>
          </table:table-cell>
          <table:table-cell table:style-name="ce8" office:value-type="string">
            <text:p>Dukes of DaVille</text:p>
          </table:table-cell>
          <table:table-cell table:style-name="ce10" office:value-type="string">
            <text:p><text:span text:style-name="T1"><text:a xlink:href="http://www.myspace.com/dukesofdaville">www.myspace.com/dukesofdaville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8-8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8:20-9pm</text:p>
          </table:table-cell>
          <table:table-cell table:style-name="ce6" office:value-type="string">
            <text:p>Deaf Judges</text:p>
          </table:table-cell>
          <table:table-cell table:style-name="ce10" office:value-type="string">
            <text:p><text:span text:style-name="T1"><text:a xlink:href="http://www.deafjudges.com/">www.deafjudges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9-9:20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6" office:value-type="string">
            <text:p>9:20-9:30pm</text:p>
          </table:table-cell>
          <table:table-cell table:style-name="ce6" office:value-type="string">
            <text:p>Valenine &amp; West</text:p>
          </table:table-cell>
          <table:table-cell table:style-name="ce10" office:value-type="string">
            <text:p><text:span text:style-name="T1"><text:a xlink:href="http://www.valentineandwest.com/">www.valentineandwest.com</text:a>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9:30-10pm (HEADLINER)</text:p>
          </table:table-cell>
          <table:table-cell table:style-name="ce6" office:value-type="string">
            <text:p>Bubba Sparxxx</text:p>
          </table:table-cell>
          <table:table-cell table:style-name="ce4" office:value-type="string">
            <text:p>http://www.bubbasparxxx.com/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UNDAY STAGE #1 (Pulaski St. Stage)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2-12:40pm</text:p>
          </table:table-cell>
          <table:table-cell table:style-name="ce6" office:value-type="string">
            <text:p>Kinky Waikiki</text:p>
          </table:table-cell>
          <table:table-cell table:style-name="ce10" office:value-type="string">
            <text:p><text:span text:style-name="T1"><text:a xlink:href="http://www.myspace.com/kinkywaikiki">www.myspace.com/kinkywaikiki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40-1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-1:40pm</text:p>
          </table:table-cell>
          <table:table-cell table:style-name="ce6" office:value-type="string">
            <text:p>Lullwater</text:p>
          </table:table-cell>
          <table:table-cell table:style-name="ce10" office:value-type="string">
            <text:p><text:span text:style-name="T1"><text:a xlink:href="http://www.myspace.com/lullwatermusic">www.myspace.com/lullwatermusic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:40-2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2-2:40pm</text:p>
          </table:table-cell>
          <table:table-cell table:style-name="ce6" office:value-type="string">
            <text:p>The Athens Band</text:p>
          </table:table-cell>
          <table:table-cell table:style-name="ce10" office:value-type="string">
            <text:p><text:span text:style-name="T1"><text:a xlink:href="http://www.theathensband.com/">www.theathensband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2:40-3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3-3:40pm</text:p>
          </table:table-cell>
          <table:table-cell table:style-name="ce6" office:value-type="string">
            <text:p>The Rattlers</text:p>
          </table:table-cell>
          <table:table-cell table:style-name="ce10" office:value-type="string">
            <text:p><text:span text:style-name="T1"><text:a xlink:href="http://www.therattlersband.com/">www.therattlersband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3:40-4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4-4:40pm</text:p>
          </table:table-cell>
          <table:table-cell table:style-name="ce6" office:value-type="string">
            <text:p>Michael Guthrie Band</text:p>
          </table:table-cell>
          <table:table-cell table:style-name="ce10" office:value-type="string">
            <text:p><text:span text:style-name="T1"><text:a xlink:href="http://www.michaelguthrie.com/">www.michaelguthrie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4:40-5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5-5:40pm</text:p>
          </table:table-cell>
          <table:table-cell table:style-name="ce6" office:value-type="string">
            <text:p>David Barbe &amp; The Quick Hooks</text:p>
          </table:table-cell>
          <table:table-cell table:style-name="ce10" office:value-type="string">
            <text:p><text:span text:style-name="T1"><text:a xlink:href="http://www.davidbarbe.com/">www.davidbarbe.com</text:a>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5:40-6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6-6:40pm</text:p>
          </table:table-cell>
          <table:table-cell table:style-name="ce6" office:value-type="string">
            <text:p>Holly Golightly &amp; The Brokeoff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6:40-7pm – changeover</text:p>
          </table:table-cell>
          <table:table-cell table:style-name="ce6"/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7-8pm (HEADLINER)</text:p>
          </table:table-cell>
          <table:table-cell table:style-name="ce6" office:value-type="string">
            <text:p>Cracker</text:p>
          </table:table-cell>
          <table:table-cell table:style-name="ce10" office:value-type="string">
            <text:p><text:span text:style-name="T1"><text:a xlink:href="http://www.crackersoul.com/">www.crackersoul.com</text:a></text:span>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UNDAY STAGE #2 (Lumpkin stage)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2:20-1pm</text:p>
          </table:table-cell>
          <table:table-cell table:style-name="ce6" office:value-type="string">
            <text:p>String Theory</text:p>
          </table:table-cell>
          <table:table-cell table:style-name="ce10" office:value-type="string">
            <text:p><text:span text:style-name="T1"><text:a xlink:href="http://www.string-theory.net/">www.string-theory.net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-1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1:20-2pm</text:p>
          </table:table-cell>
          <table:table-cell table:style-name="ce6" office:value-type="string">
            <text:p>The Burning Angels</text:p>
          </table:table-cell>
          <table:table-cell table:style-name="ce10" office:value-type="string">
            <text:p><text:span text:style-name="T1"><text:a xlink:href="http://www.burningangelband.com/">www.burningangelband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2-2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2:20-3pm</text:p>
          </table:table-cell>
          <table:table-cell table:style-name="ce6" office:value-type="string">
            <text:p>Betsy Franck &amp; The Bareknuckle Band</text:p>
          </table:table-cell>
          <table:table-cell table:style-name="ce10" office:value-type="string">
            <text:p><text:span text:style-name="T1"><text:a xlink:href="http://www.bareknuckleband.net/">www.bareknuckleband.net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3-3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3:20-4pm</text:p>
          </table:table-cell>
          <table:table-cell table:style-name="ce6" office:value-type="string">
            <text:p>Gabriel Kelley &amp; The Reins</text:p>
          </table:table-cell>
          <table:table-cell table:style-name="ce4" office:value-type="string">
            <text:p>http://www.gabrielkelley.com/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4-4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4:20-5pm</text:p>
          </table:table-cell>
          <table:table-cell table:style-name="ce6" office:value-type="string">
            <text:p>Redneck Greece Delux</text:p>
          </table:table-cell>
          <table:table-cell table:style-name="ce10" office:value-type="string">
            <text:p><text:span text:style-name="T1"><text:a xlink:href="http://www.redneckgreece.com/">www.redneckgreece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5-5:20pm -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5:20-6pm</text:p>
          </table:table-cell>
          <table:table-cell table:style-name="ce6" office:value-type="string">
            <text:p>Kaitlin Jones &amp; The County Fair</text:p>
          </table:table-cell>
          <table:table-cell table:style-name="ce10" office:value-type="string">
            <text:p><text:span text:style-name="T1"><text:a xlink:href="http://www.myspace.com/kaitlinjones">www.myspace.com/kaitlinjones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6-6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6:20-7pm</text:p>
          </table:table-cell>
          <table:table-cell table:style-name="ce6" office:value-type="string">
            <text:p>Clay Leverett &amp; Friends</text:p>
          </table:table-cell>
          <table:table-cell table:style-name="ce10" office:value-type="string">
            <text:p><text:span text:style-name="T1"><text:a xlink:href="http://www.clayleverett.com/">www.clayleverett.com</text:a></text:span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7-7:20pm – changeover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7:20-8pm (HEADLINER)</text:p>
          </table:table-cell>
          <table:table-cell table:style-name="ce6" office:value-type="string">
            <text:p>Kinchafoonee Cowboys</text:p>
          </table:table-cell>
          <table:table-cell table:style-name="ce10" office:value-type="string">
            <text:p><text:span text:style-name="T1"><text:a xlink:href="http://www.kinchafooneecowboys.com/">www.kinchafooneecowboys.com</text:a></text:span></text:p>
          </table:table-cell>
          <table:table-cell table:number-columns-repeated="1021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65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database-ranges>
        <table:database-range table:target-range-address="Sheet1.A1:Sheet1.AMJ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.25in" fo:margin-right="0in" style:first-page-number="continue" style:scale-to="80%" style:table-centering="horizontal" style:writing-mode="lr-tb" style:print="charts drawings grid objects zero-values"/>
      <style:header-style>
        <style:header-footer-properties fo:min-height="0.2957in" fo:margin-left="0.498in" fo:margin-right="0.748in" fo:margin-bottom="0in"/>
      </style:header-style>
      <style:footer-style>
        <style:header-footer-properties fo:min-height="0.2957in" fo:margin-left="0.498in" fo:margin-right="0.74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06/24/2010</text:date>, <text:time>19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y Aubery</meta:initial-creator>
    <meta:creation-date>2010-06-22T16:53:33</meta:creation-date>
    <dc:date>2010-06-24T19:09:47</dc:date>
    <meta:print-date>2010-06-22T17:28:46</meta:print-date>
    <meta:generator>OpenOffice.org/3.0$Linux OpenOffice.org_project/300m15$Build-9379</meta:generator>
    <meta:editing-duration>PT00H04M32S</meta:editing-duration>
    <meta:editing-cycles>1</meta:editing-cycles>
    <meta:document-statistic meta:table-count="3" meta:cell-count="192" meta:object-count="0"/>
  </office:meta>
</office:document-meta>
</file>